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69cm"/>
    </style:style>
    <style:style style:name="co4" style:family="table-column">
      <style:table-column-properties fo:break-before="auto" style:column-width="0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3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4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6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 Auriel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eaumanoir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  <table:table-row table:style-name="ro1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2:33:07.86412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11-02T12:33:39.857929000</dc:date>
    <meta:editing-duration>PT22M16S</meta:editing-duration>
    <meta:editing-cycles>15</meta:editing-cycles>
    <meta:generator>LibreOffice/25.2.6.1$Windows_X86_64 LibreOffice_project/13f8d05e475a6b6572cdd8fe3af1421c659c51c2</meta:generator>
    <meta:document-statistic meta:table-count="4" meta:cell-count="285" meta:object-count="0"/>
  </office:meta>
</office:document-meta>
</file>